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ue Mar 12 23:53:27 201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ue Mar 12 23:53:27 201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text7047">
            <draw:path id="path7387" draw:style-name="style0" draw:layer="layout" svg:x="2.489cm" svg:y="1.415cm" svg:width="0.380cm" svg:height="0.388cm" svg:viewBox="0.0 0.0 380.222 388.447" svg:d="M 5359.069 3024.304 C 5359.069 3053.771 5354.717 3080.562 5346.014 3104.673 C 5337.492 3128.784 5325.072 3149.412 5308.754 3166.556 C 5292.435 3183.702 5272.490 3196.919 5248.919 3206.206 C 5225.347 3215.492 5198.603 3220.134 5168.686 3220.134 C 5137.136 3220.134 5109.486 3215.314 5085.733 3205.670 C 5061.980 3195.847 5042.217 3182.273 5026.442 3164.948 C 5010.668 3147.447 4998.791 3126.730 4990.813 3102.797 C 4982.835 3078.865 4978.846 3052.702 4978.847 3024.304 C 4978.846 2994.837 4983.017 2968.224 4991.357 2944.471 C 4999.698 2920.717 5011.937 2900.536 5028.074 2883.928 C 5044.211 2867.139 5064.066 2854.279 5087.637 2845.350 C 5111.389 2836.242 5138.587 2831.687 5169.230 2831.687 C 5199.691 2831.687 5226.707 2836.242 5250.279 2845.350 C 5274.031 2854.458 5293.885 2867.407 5309.842 2884.196 C 5325.978 2900.983 5338.217 2921.253 5346.558 2945.007 C 5354.899 2968.760 5359.069 2995.194 5359.069 3024.304 L 5359.069 3024.304 M 5306.034 3024.304 C 5306.034 3001.622 5303.042 2980.995 5297.059 2962.422 C 5291.256 2943.845 5282.553 2927.952 5270.949 2914.735 C 5259.526 2901.519 5245.292 2891.339 5228.249 2884.196 C 5211.205 2877.050 5191.532 2873.480 5169.230 2873.480 C 5146.384 2873.480 5126.348 2877.050 5109.123 2884.196 C 5091.898 2891.339 5077.483 2901.519 5065.879 2914.735 C 5054.456 2927.952 5045.843 2943.845 5040.041 2962.422 C 5034.420 2980.995 5031.610 3001.622 5031.610 3024.304 C 5031.610 3046.986 5034.511 3067.792 5040.313 3086.722 C 5046.297 3105.477 5055.000 3121.728 5066.423 3135.480 C 5078.027 3149.054 5092.351 3159.681 5109.395 3167.359 C 5126.620 3174.862 5146.384 3178.611 5168.686 3178.611 C 5192.620 3178.611 5213.199 3174.773 5230.425 3167.091 C 5247.831 3159.413 5262.064 3148.786 5273.125 3135.212 C 5284.366 3121.460 5292.616 3105.120 5297.875 3086.186 C 5303.314 3067.256 5306.034 3046.629 5306.034 3024.304 L 5306.034 3024.304 ">
              <!-- 36 nodes -->
            </draw:path>
            <draw:path id="path7389" draw:style-name="style0" draw:layer="layout" svg:x="2.933cm" svg:y="1.503cm" svg:width="0.236cm" svg:height="0.295cm" svg:viewBox="0.0 0.0 236.619 295.221" svg:d="M 6053.424 3302.647 L 6053.424 3118.869 C 6053.424 3104.762 6052.336 3092.975 6050.161 3083.510 C 6048.166 3074.044 6044.812 3066.452 6040.098 3060.738 C 6035.383 3054.843 6029.128 3050.737 6021.331 3048.415 C 6013.716 3045.914 6004.197 3044.663 5992.774 3044.663 C 5981.169 3044.663 5970.653 3046.718 5961.224 3050.827 C 5951.977 3054.754 5943.999 3060.560 5937.291 3068.239 C 5930.763 3075.739 5925.686 3085.117 5922.060 3096.366 C 5918.433 3107.442 5916.620 3120.209 5916.620 3134.676 L 5916.620 3302.647 L 5867.665 3302.647 L 5867.665 3074.667 C 5867.665 3068.596 5867.574 3062.257 5867.393 3055.647 C 5867.393 3048.862 5867.302 3042.520 5867.121 3036.627 C 5866.939 3030.554 5866.758 3025.376 5866.576 3021.088 C 5866.395 3016.804 5866.214 3014.035 5866.033 3012.784 L 5912.269 3012.784 C 5912.450 3013.678 5912.631 3016.089 5912.812 3020.016 C 5912.994 3023.947 5913.175 3028.502 5913.356 3033.680 C 5913.719 3038.682 5913.991 3043.860 5914.172 3049.219 C 5914.353 3054.397 5914.444 3058.773 5914.444 3062.343 L 5915.260 3062.343 C 5919.974 3053.950 5925.142 3046.361 5930.763 3039.575 C 5936.383 3032.787 5942.911 3027.073 5950.345 3022.428 C 5957.779 3017.608 5966.301 3013.946 5975.910 3011.445 C 5985.520 3008.765 5996.671 3007.428 6009.364 3007.425 C 6025.682 3007.428 6039.734 3009.390 6051.520 3013.320 C 6063.305 3017.250 6073.006 3023.321 6080.621 3031.536 C 6088.236 3039.754 6093.767 3050.380 6097.212 3063.415 C 6100.838 3076.275 6102.651 3091.635 6102.652 3109.494 L 6102.652 3302.647 L 6053.424 3302.647 L 6053.424 3302.647 ">
              <!-- 34 nodes -->
            </draw:path>
            <draw:path id="path7391" draw:style-name="style0" draw:layer="layout" svg:x="3.229cm" svg:y="1.503cm" svg:width="0.261cm" svg:height="0.300cm" svg:viewBox="0.0 0.0 261.369 300.578" svg:d="M 6510.888 3167.895 C 6510.888 3183.077 6512.430 3197.095 6515.512 3209.954 C 6518.776 3222.635 6523.671 3233.619 6530.199 3242.905 C 6536.907 3252.016 6545.429 3259.159 6555.764 3264.337 C 6566.099 3269.339 6578.520 3271.840 6593.025 3271.840 C 6614.239 3271.840 6631.192 3267.641 6643.885 3259.248 C 6656.758 3250.855 6665.461 3240.228 6669.994 3227.369 L 6712.966 3239.425 C 6709.884 3247.461 6705.532 3255.586 6699.912 3263.801 C 6694.472 3271.840 6687.128 3279.161 6677.882 3285.768 C 6668.634 3292.199 6657.030 3297.555 6643.069 3301.843 C 6629.289 3305.952 6612.607 3308.003 6593.025 3308.003 C 6549.509 3308.003 6516.328 3295.236 6493.482 3269.696 C 6470.817 3244.156 6459.485 3206.206 6459.485 3155.840 C 6459.485 3128.695 6462.930 3105.745 6469.820 3086.990 C 6476.710 3068.060 6486.139 3052.699 6498.105 3040.912 C 6510.072 3029.127 6524.034 3020.642 6539.990 3015.464 C 6555.946 3010.105 6572.990 3007.428 6591.121 3007.425 C 6615.780 3007.428 6636.360 3011.355 6652.860 3019.213 C 6669.541 3027.073 6682.868 3037.967 6692.840 3051.896 C 6702.994 3065.648 6710.156 3081.902 6714.326 3100.654 C 6718.678 3119.405 6720.854 3139.678 6720.854 3161.467 L 6720.854 3167.895 L 6510.888 3167.895 L 6510.888 3167.895 M 6670.266 3130.925 C 6667.546 3100.386 6659.659 3078.150 6646.604 3064.219 C 6633.549 3050.112 6614.783 3043.056 6590.305 3043.056 C 6582.146 3043.056 6573.533 3044.395 6564.468 3047.075 C 6555.583 3049.576 6547.333 3054.129 6539.718 3060.738 C 6532.102 3067.345 6525.666 3076.364 6520.408 3087.794 C 6515.149 3099.046 6512.158 3113.424 6511.432 3130.925 L 6670.266 3130.925 L 6670.266 3130.925 ">
              <!-- 34 nodes -->
            </draw:path>
            <draw:path id="path7393" draw:style-name="style0" draw:layer="layout" svg:x="3.707cm" svg:y="1.503cm" svg:width="0.390cm" svg:height="0.295cm" svg:viewBox="0.0 0.0 390.286 295.221" svg:d="M 7587.097 3302.647 L 7587.097 3118.869 C 7587.097 3104.762 7586.190 3092.975 7584.376 3083.510 C 7582.563 3074.044 7579.480 3066.452 7575.129 3060.738 C 7570.959 3054.843 7565.428 3050.737 7558.539 3048.415 C 7551.648 3045.914 7543.217 3044.663 7533.245 3044.663 C 7522.910 3044.663 7513.572 3046.718 7505.231 3050.827 C 7496.891 3054.754 7489.728 3060.560 7483.745 3068.239 C 7477.943 3075.739 7473.410 3085.117 7470.146 3096.366 C 7467.064 3107.442 7465.523 3120.209 7465.523 3134.676 L 7465.523 3302.647 L 7416.839 3302.647 L 7416.839 3074.667 C 7416.839 3068.596 7416.748 3062.257 7416.567 3055.647 C 7416.567 3048.862 7416.476 3042.520 7416.295 3036.627 C 7416.114 3030.554 7415.932 3025.376 7415.751 3021.088 C 7415.569 3016.804 7415.388 3014.035 7415.207 3012.784 L 7461.443 3012.784 C 7461.624 3013.678 7461.805 3016.089 7461.987 3020.016 C 7462.168 3023.947 7462.349 3028.502 7462.531 3033.680 C 7462.894 3038.682 7463.166 3043.860 7463.347 3049.219 C 7463.528 3054.397 7463.619 3058.773 7463.619 3062.343 L 7464.435 3062.343 C 7468.787 3053.950 7473.501 3046.361 7478.578 3039.575 C 7483.654 3032.787 7489.547 3027.073 7496.256 3022.428 C 7503.146 3017.608 7510.943 3013.946 7519.646 3011.445 C 7528.531 3008.765 7538.775 3007.428 7550.380 3007.425 C 7572.682 3007.428 7590.269 3011.802 7603.143 3020.552 C 7616.198 3029.306 7625.263 3043.234 7630.340 3062.343 L 7631.157 3062.343 C 7635.508 3053.950 7640.403 3046.361 7645.843 3039.575 C 7651.282 3032.787 7657.628 3027.073 7664.882 3022.428 C 7672.134 3017.608 7680.293 3013.946 7689.359 3011.445 C 7698.425 3008.765 7708.760 3007.428 7720.365 3007.425 C 7735.232 3007.428 7748.015 3009.390 7758.713 3013.320 C 7769.592 3017.250 7778.476 3023.321 7785.367 3031.536 C 7792.257 3039.754 7797.333 3050.380 7800.598 3063.415 C 7803.861 3076.275 7805.493 3091.635 7805.493 3109.494 L 7805.493 3302.647 L 7757.081 3302.647 L 7757.081 3118.869 C 7757.081 3104.762 7756.175 3092.975 7754.361 3083.510 C 7752.547 3074.044 7749.465 3066.452 7745.114 3060.738 C 7740.943 3054.843 7735.413 3050.737 7728.523 3048.415 C 7721.633 3045.914 7713.201 3044.663 7703.229 3044.663 C 7692.894 3044.663 7683.556 3046.629 7675.216 3050.559 C 7666.875 3054.307 7659.713 3059.935 7653.730 3067.435 C 7647.927 3074.935 7643.394 3084.314 7640.131 3095.565 C 7637.048 3106.817 7635.507 3119.852 7635.507 3134.676 L 7635.507 3302.647 L 7587.095 3302.647 L 7587.097 3302.647 ">
              <!-- 52 nodes -->
            </draw:path>
            <draw:path id="path7395" draw:style-name="style0" draw:layer="layout" svg:x="4.158cm" svg:y="1.503cm" svg:width="0.286cm" svg:height="0.300cm" svg:viewBox="0.0 0.0 286.118 300.578" svg:d="M 8406.563 3308.003 C 8377.008 3308.003 8354.796 3300.324 8339.928 3284.967 C 8325.060 3269.607 8317.626 3248.532 8317.626 3221.742 C 8317.626 3202.633 8321.253 3187.004 8328.505 3174.859 C 8335.939 3162.539 8345.549 3152.892 8357.335 3145.928 C 8369.302 3138.964 8382.901 3134.140 8398.131 3131.461 C 8413.362 3128.781 8428.865 3127.266 8444.639 3126.908 L 8510.729 3125.836 L 8510.729 3110.029 C 8510.729 3098.063 8509.460 3087.883 8506.922 3079.490 C 8504.383 3071.097 8500.485 3064.308 8495.227 3059.131 C 8489.968 3053.950 8483.350 3050.201 8475.372 3047.879 C 8467.576 3045.378 8458.329 3044.128 8447.631 3044.128 C 8438.202 3044.128 8429.680 3044.842 8422.065 3046.271 C 8414.450 3047.522 8407.832 3049.933 8402.211 3053.503 C 8396.590 3056.898 8392.057 3061.632 8388.612 3067.703 C 8385.167 3073.598 8382.901 3081.098 8381.813 3090.206 L 8330.681 3085.650 C 8332.495 3074.223 8335.939 3063.772 8341.016 3054.307 C 8346.093 3044.663 8353.255 3036.359 8362.502 3029.392 C 8371.931 3022.428 8383.626 3017.072 8397.587 3013.320 C 8411.730 3009.390 8428.774 3007.428 8448.719 3007.425 C 8485.708 3007.428 8513.540 3015.821 8532.216 3032.608 C 8550.891 3049.219 8560.229 3073.330 8560.229 3104.941 L 8560.229 3229.778 C 8560.229 3244.066 8562.133 3254.871 8565.941 3262.196 C 8569.748 3269.339 8577.001 3272.911 8587.699 3272.911 C 8590.419 3272.911 8593.138 3272.614 8595.858 3272.376 C 8598.579 3272.018 8601.207 3271.572 8603.745 3271.036 L 8603.745 3301.039 C 8597.580 3302.468 8591.415 3303.540 8585.251 3304.255 C 8579.267 3304.969 8572.830 3305.326 8565.941 3305.326 C 8556.693 3305.326 8548.715 3304.165 8542.007 3301.843 C 8535.479 3299.342 8530.130 3295.683 8525.960 3290.859 C 8521.790 3285.857 8518.616 3279.786 8516.441 3272.643 C 8514.265 3265.319 8512.905 3256.836 8512.361 3247.193 L 8510.729 3247.193 C 8505.471 3256.479 8499.669 3264.872 8493.323 3272.376 C 8487.158 3279.876 8479.905 3286.304 8471.565 3291.663 C 8463.224 3296.841 8453.705 3300.860 8443.007 3303.719 C 8432.491 3306.577 8420.342 3308.003 8406.562 3308.003 L 8406.563 3308.003 M 8417.713 3271.840 C 8433.306 3271.840 8446.905 3269.071 8458.510 3263.533 C 8470.295 3257.819 8479.996 3250.587 8487.611 3241.833 C 8495.408 3233.083 8501.210 3223.528 8505.018 3213.170 C 8508.825 3202.811 8510.729 3192.900 8510.729 3183.434 L 8510.729 3159.591 L 8457.150 3160.663 C 8445.183 3160.961 8433.760 3161.735 8422.881 3163.343 C 8412.183 3164.772 8402.754 3167.720 8394.595 3172.186 C 8386.436 3176.649 8379.908 3182.901 8375.013 3190.937 C 8370.299 3198.974 8367.942 3209.511 8367.942 3222.549 C 8367.942 3238.266 8372.202 3250.411 8380.725 3258.983 C 8389.428 3267.555 8401.757 3271.843 8417.713 3271.843 L 8417.713 3271.840 ">
              <!-- 56 nodes -->
            </draw:path>
            <draw:path id="path7397" draw:style-name="style0" draw:layer="layout" svg:x="4.481cm" svg:y="1.503cm" svg:width="0.250cm" svg:height="0.408cm" svg:viewBox="0.0 0.0 250.491 408.809" svg:d="M 9212.699 3156.644 C 9212.699 3178.611 9210.886 3198.881 9207.260 3217.457 C 9203.633 3236.030 9197.559 3252.016 9189.038 3265.408 C 9180.696 3278.804 9169.546 3289.341 9155.584 3297.020 C 9141.804 3304.523 9124.760 3308.271 9104.453 3308.271 C 9083.420 3308.271 9065.016 3304.344 9049.242 3296.487 C 9033.467 3288.626 9021.409 3275.767 9013.069 3257.908 L 9011.709 3257.908 C 9011.890 3258.266 9011.981 3259.873 9011.981 3262.732 C 9012.162 3265.590 9012.253 3269.160 9012.253 3273.447 C 9012.434 3277.732 9012.525 3282.555 9012.525 3287.912 C 9012.706 3293.092 9012.797 3298.270 9012.797 3303.451 L 9012.797 3416.771 L 8963.841 3416.771 L 8963.841 3072.258 C 8963.841 3065.291 8963.750 3058.595 8963.569 3052.164 C 8963.569 3045.735 8963.478 3039.932 8963.297 3034.752 C 8963.115 3029.395 8962.934 3024.840 8962.753 3021.088 C 8962.571 3017.340 8962.390 3014.660 8962.209 3013.052 L 9009.532 3013.052 C 9009.714 3013.588 9009.895 3015.464 9010.077 3018.677 C 9010.439 3021.892 9010.711 3025.822 9010.893 3030.464 C 9011.255 3034.930 9011.527 3039.754 9011.709 3044.931 C 9012.072 3050.112 9012.253 3055.022 9012.253 3059.667 L 9013.341 3059.667 C 9017.874 3050.380 9023.041 3042.520 9028.844 3036.091 C 9034.646 3029.485 9041.264 3024.125 9048.698 3020.016 C 9056.132 3015.732 9064.382 3012.695 9073.448 3010.909 C 9082.695 3008.943 9093.030 3007.961 9104.453 3007.961 C 9124.761 3007.961 9141.804 3011.534 9155.585 3018.677 C 9169.546 3025.822 9180.697 3035.913 9189.038 3048.951 C 9197.559 3061.810 9203.634 3077.436 9207.260 3095.833 C 9210.886 3114.049 9212.699 3134.319 9212.700 3156.644 L 9212.699 3156.644 M 9161.296 3157.716 C 9161.296 3139.857 9160.208 3123.961 9158.032 3110.029 C 9155.856 3096.101 9152.049 3084.314 9146.609 3074.667 C 9141.351 3065.023 9134.280 3057.702 9125.395 3052.699 C 9116.511 3047.700 9105.360 3045.199 9091.942 3045.199 C 9081.063 3045.199 9070.819 3046.718 9061.209 3049.755 C 9051.599 3052.789 9043.168 3058.595 9035.915 3067.167 C 9028.844 3075.739 9023.223 3087.616 9019.053 3102.797 C 9014.882 3117.800 9012.797 3137.356 9012.797 3161.467 C 9012.797 3182.005 9014.520 3199.417 9017.965 3213.706 C 9021.410 3227.816 9026.396 3239.246 9032.924 3247.997 C 9039.632 3256.747 9047.882 3263.089 9057.673 3267.016 C 9067.464 3270.768 9078.706 3272.643 9091.398 3272.643 C 9104.997 3272.643 9116.239 3270.053 9125.123 3264.872 C 9134.189 3259.695 9141.351 3252.195 9146.609 3242.369 C 9152.049 3232.547 9155.856 3220.581 9158.032 3206.474 C 9160.209 3192.185 9161.296 3175.931 9161.296 3157.716 L 9161.296 3157.716 ">
              <!-- 52 nodes -->
            </draw:path>
            <draw:path id="path7399" draw:style-name="style0" draw:layer="layout" svg:x="4.917cm" svg:y="1.401cm" svg:width="0.147cm" svg:height="0.397cm" svg:viewBox="0.0 0.0 147.683 397.019" svg:d="M 9925.550 2946.082 L 9925.550 3200.849 L 9876.594 3200.849 L 9876.594 2946.082 L 9835.254 2946.082 L 9835.254 2910.987 L 9876.594 2910.987 L 9876.594 2878.304 C 9876.594 2867.767 9877.592 2858.034 9879.587 2849.101 C 9881.582 2839.994 9885.207 2832.136 9890.466 2825.529 C 9895.905 2818.741 9903.248 2813.474 9912.495 2809.722 C 9921.743 2805.795 9933.709 2803.830 9948.396 2803.830 C 9954.198 2803.830 9960.182 2804.128 9966.347 2804.634 C 9972.693 2805.170 9978.223 2805.974 9982.937 2807.046 L 9982.937 2843.748 C 9979.855 2843.212 9976.229 2842.765 9972.058 2842.408 C 9968.069 2841.872 9964.443 2841.604 9961.179 2841.604 C 9953.926 2841.604 9947.943 2842.587 9943.229 2844.552 C 9938.696 2846.517 9935.069 2849.375 9932.350 2853.124 C 9929.811 2856.697 9927.998 2861.163 9926.910 2866.519 C 9926.004 2871.879 9925.550 2878.039 9925.550 2885.003 L 9925.550 2910.990 L 9982.937 2910.990 L 9982.937 2946.084 L 9925.550 2946.084 L 9925.550 2946.082 ">
              <!-- 26 nodes -->
            </draw:path>
            <draw:path id="path7401" draw:style-name="style0" draw:layer="layout" svg:x="5.087cm" svg:y="1.503cm" svg:width="0.263cm" svg:height="0.300cm" svg:viewBox="0.0 0.0 263.001 300.578" svg:d="M 10438.225 3157.448 C 10438.224 3208.168 10426.892 3245.942 10404.228 3270.768 C 10381.563 3295.593 10348.654 3308.003 10305.500 3308.003 C 10285.011 3308.003 10266.698 3304.969 10250.561 3298.895 C 10234.424 3292.824 10220.734 3283.538 10209.493 3271.036 C 10198.432 3258.534 10189.910 3242.905 10183.927 3224.153 C 10178.125 3205.223 10175.224 3182.988 10175.224 3157.448 C 10175.224 3057.434 10219.193 3007.428 10307.132 3007.425 C 10329.978 3007.428 10349.651 3010.551 10366.151 3016.804 C 10382.832 3023.053 10396.431 3032.429 10406.947 3044.931 C 10417.645 3057.434 10425.532 3073.062 10430.609 3091.814 C 10435.686 3110.565 10438.224 3132.443 10438.225 3157.448 L 10438.225 3157.448 M 10386.821 3157.448 C 10386.821 3134.944 10385.007 3116.371 10381.382 3101.725 C 10377.936 3087.080 10372.769 3075.381 10365.879 3066.631 C 10359.170 3057.880 10350.920 3051.809 10341.129 3048.415 C 10331.338 3044.842 10320.278 3043.056 10307.948 3043.056 C 10295.437 3043.056 10284.105 3044.931 10273.951 3048.683 C 10263.979 3052.253 10255.456 3058.505 10248.385 3067.435 C 10241.314 3076.185 10235.874 3087.883 10232.067 3102.529 C 10228.440 3117.175 10226.627 3135.480 10226.627 3157.448 C 10226.627 3179.951 10228.622 3198.613 10232.611 3213.438 C 10236.600 3228.084 10242.039 3239.782 10248.929 3248.532 C 10256.001 3257.283 10264.250 3263.443 10273.679 3267.016 C 10283.289 3270.589 10293.714 3272.376 10304.956 3272.376 C 10317.467 3272.376 10328.799 3270.678 10338.953 3267.284 C 10349.107 3263.711 10357.720 3257.551 10364.791 3248.800 C 10371.862 3240.050 10377.302 3228.262 10381.110 3213.438 C 10384.917 3198.613 10386.821 3179.951 10386.821 3157.448 L 10386.821 3157.448 ">
              <!-- 31 nodes -->
            </draw:path>
            <draw:path id="path7403" draw:style-name="style0" draw:layer="layout" svg:x="5.411cm" svg:y="1.503cm" svg:width="0.139cm" svg:height="0.295cm" svg:viewBox="0.0 0.0 139.252 295.221" svg:d="M 10824.158 3302.647 L 10824.158 3080.294 C 10824.158 3074.223 10824.068 3068.060 10823.886 3061.810 C 10823.886 3055.379 10823.796 3049.219 10823.614 3043.324 C 10823.433 3037.431 10823.252 3031.893 10823.070 3026.716 C 10822.889 3021.535 10822.708 3016.893 10822.526 3012.784 L 10868.762 3012.784 C 10868.943 3016.893 10869.125 3021.624 10869.306 3026.984 C 10869.669 3032.161 10869.941 3037.521 10870.122 3043.056 C 10870.485 3048.594 10870.666 3053.950 10870.666 3059.131 C 10870.848 3064.130 10870.938 3068.417 10870.938 3071.990 L 10872.027 3071.990 C 10875.472 3060.917 10879.098 3051.363 10882.906 3043.324 C 10886.894 3035.109 10891.518 3028.413 10896.776 3023.232 C 10902.035 3017.876 10908.290 3013.946 10915.543 3011.445 C 10922.796 3008.765 10931.589 3007.428 10941.924 3007.425 C 10945.913 3007.428 10949.721 3007.782 10953.348 3008.497 C 10956.974 3009.033 10959.784 3009.569 10961.779 3010.105 L 10961.779 3054.307 C 10958.515 3053.414 10954.707 3052.789 10950.356 3052.432 C 10946.004 3051.896 10941.108 3051.628 10935.669 3051.628 C 10924.427 3051.631 10914.818 3054.129 10906.840 3059.131 C 10899.043 3064.130 10892.606 3071.097 10887.529 3080.026 C 10882.634 3088.777 10879.007 3099.314 10876.650 3111.637 C 10874.293 3123.782 10873.115 3137.088 10873.115 3151.552 L 10873.115 3302.647 L 10824.159 3302.647 L 10824.158 3302.647 ">
              <!-- 28 nodes -->
            </draw:path>
            <draw:path id="path7405" draw:style-name="style0" draw:layer="layout" svg:x="5.723cm" svg:y="1.444cm" svg:width="0.142cm" svg:height="0.358cm" svg:viewBox="0.0 0.0 142.243 358.979" svg:d="M 11588.684 3241.032 C 11581.250 3242.997 11573.635 3244.516 11565.838 3245.588 C 11558.223 3246.838 11549.338 3247.464 11539.184 3247.464 C 11500.020 3247.464 11480.438 3225.586 11480.438 3181.827 L 11480.438 2988.408 L 11446.441 2988.408 L 11446.441 2953.314 L 11482.341 2953.314 L 11496.756 2888.484 L 11529.393 2888.484 L 11529.393 2953.314 L 11583.789 2953.314 L 11583.789 2988.408 L 11529.393 2988.408 L 11529.393 3171.379 C 11529.393 3185.310 11531.660 3195.133 11536.193 3200.849 C 11540.907 3206.384 11548.975 3209.153 11560.398 3209.153 C 11565.113 3209.153 11569.646 3208.796 11573.997 3208.081 C 11578.530 3207.367 11583.426 3206.474 11588.684 3205.402 L 11588.684 3241.032 L 11588.684 3241.032 ">
              <!-- 21 nodes -->
            </draw:path>
            <draw:path id="path7407" draw:style-name="style0" draw:layer="layout" svg:x="5.907cm" svg:y="1.401cm" svg:width="0.234cm" svg:height="0.397cm" svg:viewBox="0.0 0.0 234.987 397.555" svg:d="M 11863.380 2960.010 C 11868.819 2950.187 11874.712 2941.883 11881.058 2935.098 C 11887.404 2928.131 11894.385 2922.417 11902.000 2917.951 C 11909.615 2913.488 11917.956 2910.272 11927.022 2908.307 C 11936.088 2906.163 11946.241 2905.095 11957.483 2905.092 C 11976.340 2905.095 11991.752 2907.593 12003.719 2912.595 C 12015.867 2917.594 12025.386 2924.650 12032.277 2933.758 C 12039.348 2942.687 12044.153 2953.403 12046.691 2965.905 C 12049.412 2978.407 12050.771 2992.160 12050.771 3007.160 L 12050.771 3200.313 L 12001.543 3200.313 L 12001.543 3016.536 C 12001.543 3004.215 12000.727 2993.410 11999.095 2984.121 C 11997.644 2974.834 11994.743 2967.156 11990.392 2961.082 C 11986.040 2954.832 11979.875 2950.187 11971.897 2947.153 C 11963.919 2943.938 11953.584 2942.330 11940.892 2942.330 C 11929.288 2942.330 11918.771 2944.384 11909.343 2948.493 C 11900.096 2952.599 11892.118 2958.405 11885.409 2965.905 C 11878.881 2973.405 11873.804 2982.516 11870.178 2993.232 C 11866.552 3003.947 11864.739 3016.003 11864.739 3029.395 L 11864.739 3200.313 L 11815.783 3200.313 L 11815.783 2802.758 L 11864.739 2802.758 L 11864.739 2906.163 C 11864.739 2912.059 11864.648 2917.951 11864.467 2923.846 C 11864.285 2929.739 11864.013 2935.187 11863.651 2940.186 C 11863.469 2945.188 11863.288 2949.476 11863.107 2953.046 C 11862.925 2956.440 11862.744 2958.762 11862.562 2960.010 L 11863.379 2960.010 L 11863.380 2960.010 ">
              <!-- 31 nodes -->
            </draw:path>
            <draw:path id="path7409" draw:style-name="style0" draw:layer="layout" svg:x="6.202cm" svg:y="1.503cm" svg:width="0.261cm" svg:height="0.300cm" svg:viewBox="0.0 0.0 261.369 300.578" svg:d="M 12457.376 3167.895 C 12457.376 3183.077 12458.918 3197.095 12462.000 3209.954 C 12465.263 3222.635 12470.159 3233.619 12476.686 3242.905 C 12483.395 3252.016 12491.917 3259.159 12502.252 3264.337 C 12512.587 3269.339 12525.007 3271.840 12539.513 3271.840 C 12560.727 3271.840 12577.680 3267.641 12590.372 3259.248 C 12603.246 3250.855 12611.949 3240.228 12616.482 3227.369 L 12659.454 3239.425 C 12656.372 3247.461 12652.020 3255.586 12646.399 3263.801 C 12640.960 3271.840 12633.616 3279.161 12624.369 3285.768 C 12615.122 3292.199 12603.518 3297.555 12589.556 3301.843 C 12575.776 3305.952 12559.095 3308.003 12539.513 3308.003 C 12495.996 3308.003 12462.816 3295.236 12439.969 3269.696 C 12417.305 3244.156 12405.972 3206.206 12405.972 3155.840 C 12405.972 3128.695 12409.417 3105.745 12416.308 3086.990 C 12423.198 3068.060 12432.626 3052.699 12444.593 3040.912 C 12456.560 3029.127 12470.521 3020.642 12486.477 3015.464 C 12502.433 3010.105 12519.477 3007.428 12537.609 3007.425 C 12562.268 3007.428 12582.847 3011.355 12599.348 3019.213 C 12616.029 3027.073 12629.355 3037.967 12639.328 3051.896 C 12649.481 3065.648 12656.644 3081.902 12660.814 3100.654 C 12665.165 3119.405 12667.342 3139.678 12667.342 3161.467 L 12667.342 3167.895 L 12457.376 3167.895 L 12457.376 3167.895 M 12616.754 3130.925 C 12614.034 3100.386 12606.147 3078.150 12593.092 3064.219 C 12580.037 3050.112 12561.271 3043.056 12536.793 3043.056 C 12528.634 3043.056 12520.021 3044.395 12510.955 3047.075 C 12502.071 3049.576 12493.821 3054.129 12486.205 3060.738 C 12478.590 3067.345 12472.153 3076.364 12466.895 3087.794 C 12461.637 3099.046 12458.645 3113.424 12457.920 3130.925 L 12616.754 3130.925 L 12616.754 3130.925 ">
              <!-- 34 nodes -->
            </draw:path>
            <draw:path id="path7411" draw:style-name="style0" draw:layer="layout" svg:x="6.643cm" svg:y="1.509cm" svg:width="0.404cm" svg:height="0.289cm" svg:viewBox="0.0 0.0 404.428 289.862" svg:d="M 13606.203 3308.006 L 13549.360 3308.006 L 13502.308 3121.016 C 13500.857 3116.193 13499.316 3110.211 13497.685 3103.065 C 13496.234 3095.922 13494.783 3088.958 13493.333 3082.170 C 13491.519 3074.312 13489.797 3066.187 13488.165 3057.791 C 13486.533 3065.830 13484.811 3073.777 13482.998 3081.634 C 13481.547 3088.422 13479.915 3095.476 13478.102 3102.797 C 13476.470 3110.122 13474.929 3116.550 13473.479 3122.088 L 13425.067 3308.006 L 13368.496 3308.006 L 13286.087 3018.144 L 13334.499 3018.144 L 13384.271 3215.046 C 13385.540 3219.154 13386.810 3224.243 13388.078 3230.317 C 13389.348 3236.209 13390.617 3242.015 13391.886 3247.729 C 13393.155 3254.338 13394.516 3261.124 13395.966 3268.091 C 13397.417 3261.303 13398.958 3254.696 13400.589 3248.264 C 13402.040 3242.729 13403.491 3237.102 13404.941 3231.389 C 13406.392 3225.672 13407.661 3220.941 13408.749 3217.189 L 13462.056 3018.144 L 13514.547 3018.144 L 13565.951 3217.189 C 13567.220 3221.834 13568.581 3227.101 13570.030 3232.996 C 13571.481 3238.889 13572.841 3244.427 13574.110 3249.604 C 13575.561 3255.678 13577.012 3261.838 13578.462 3268.091 C 13579.913 3261.303 13581.364 3254.696 13582.813 3248.264 C 13584.083 3242.729 13585.352 3237.013 13586.621 3231.121 C 13588.072 3225.047 13589.432 3219.690 13590.701 3215.046 L 13642.648 3018.144 L 13690.516 3018.144 L 13606.203 3308.006 L 13606.203 3308.006 ">
              <!-- 33 nodes -->
            </draw:path>
            <draw:path id="path7413" draw:style-name="style0" draw:layer="layout" svg:x="7.085cm" svg:y="1.401cm" svg:width="0.234cm" svg:height="0.397cm" svg:viewBox="0.0 0.0 234.988 397.555" svg:d="M 14217.605 2960.010 C 14223.045 2950.187 14228.938 2941.883 14235.284 2935.098 C 14241.630 2928.131 14248.610 2922.417 14256.226 2917.951 C 14263.841 2913.488 14272.182 2910.272 14281.248 2908.307 C 14290.313 2906.163 14300.467 2905.095 14311.709 2905.092 C 14330.566 2905.095 14345.978 2907.593 14357.945 2912.595 C 14370.093 2917.594 14379.612 2924.650 14386.503 2933.758 C 14393.574 2942.687 14398.379 2953.403 14400.917 2965.905 C 14403.638 2978.407 14404.997 2992.160 14404.997 3007.160 L 14404.997 3200.313 L 14355.769 3200.313 L 14355.769 3016.536 C 14355.769 3004.215 14354.953 2993.410 14353.321 2984.121 C 14351.870 2974.834 14348.969 2967.156 14344.618 2961.082 C 14340.266 2954.832 14334.101 2950.187 14326.123 2947.153 C 14318.145 2943.938 14307.810 2942.330 14295.118 2942.330 C 14283.514 2942.330 14272.997 2944.384 14263.569 2948.493 C 14254.321 2952.599 14246.343 2958.405 14239.635 2965.905 C 14233.107 2973.405 14228.031 2982.516 14224.404 2993.232 C 14220.778 3003.947 14218.965 3016.003 14218.965 3029.395 L 14218.965 3200.313 L 14170.009 3200.313 L 14170.009 2802.758 L 14218.965 2802.758 L 14218.965 2906.163 C 14218.965 2912.059 14218.874 2917.951 14218.693 2923.846 C 14218.511 2929.739 14218.239 2935.187 14217.876 2940.186 C 14217.695 2945.188 14217.514 2949.476 14217.332 2953.046 C 14217.151 2956.440 14216.970 2958.762 14216.788 2960.010 L 14217.604 2960.010 L 14217.605 2960.010 ">
              <!-- 31 nodes -->
            </draw:path>
            <draw:path id="path7415" draw:style-name="style0" draw:layer="layout" svg:x="7.379cm" svg:y="1.503cm" svg:width="0.263cm" svg:height="0.300cm" svg:viewBox="0.0 0.0 263.001 300.578" svg:d="M 15022.656 3157.448 C 15022.655 3208.168 15011.323 3245.942 14988.659 3270.768 C 14965.994 3295.593 14933.085 3308.003 14889.931 3308.003 C 14869.442 3308.003 14851.129 3304.969 14834.992 3298.895 C 14818.855 3292.824 14805.165 3283.538 14793.924 3271.036 C 14782.863 3258.534 14774.341 3242.905 14768.358 3224.153 C 14762.556 3205.223 14759.655 3182.988 14759.655 3157.448 C 14759.655 3057.434 14803.624 3007.428 14891.563 3007.425 C 14914.409 3007.428 14934.082 3010.551 14950.582 3016.804 C 14967.263 3023.053 14980.862 3032.429 14991.378 3044.931 C 15002.076 3057.434 15009.963 3073.062 15015.040 3091.814 C 15020.117 3110.565 15022.655 3132.443 15022.656 3157.448 L 15022.656 3157.448 M 14971.252 3157.448 C 14971.252 3134.944 14969.439 3116.371 14965.813 3101.725 C 14962.367 3087.080 14957.200 3075.381 14950.310 3066.631 C 14943.601 3057.880 14935.351 3051.809 14925.560 3048.415 C 14915.769 3044.842 14904.708 3043.056 14892.379 3043.056 C 14879.868 3043.056 14868.536 3044.931 14858.382 3048.683 C 14848.409 3052.253 14839.888 3058.505 14832.816 3067.435 C 14825.745 3076.185 14820.305 3087.883 14816.498 3102.529 C 14812.871 3117.175 14811.058 3135.480 14811.058 3157.448 C 14811.058 3179.951 14813.053 3198.613 14817.042 3213.438 C 14821.031 3228.084 14826.470 3239.782 14833.360 3248.532 C 14840.431 3257.283 14848.681 3263.443 14858.110 3267.016 C 14867.720 3270.589 14878.146 3272.376 14889.387 3272.376 C 14901.898 3272.376 14913.231 3270.678 14923.384 3267.284 C 14933.538 3263.711 14942.151 3257.551 14949.222 3248.800 C 14956.293 3240.050 14961.733 3228.262 14965.541 3213.438 C 14969.348 3198.613 14971.252 3179.951 14971.252 3157.448 L 14971.252 3157.448 ">
              <!-- 31 nodes -->
            </draw:path>
            <draw:path id="path7417" draw:style-name="style0" draw:layer="layout" svg:x="7.704cm" svg:y="1.401cm" svg:width="0.048cm" svg:height="0.397cm" svg:viewBox="0.0 0.0 48.955 397.555" svg:d="M 15408.046 3200.313 L 15408.046 2802.758 L 15457.002 2802.758 L 15457.002 3200.313 L 15408.046 3200.313 L 15408.046 3200.313 ">
              <!-- 6 nodes -->
            </draw:path>
            <draw:path id="path7419" draw:style-name="style0" draw:layer="layout" svg:x="7.814cm" svg:y="1.503cm" svg:width="0.261cm" svg:height="0.300cm" svg:viewBox="0.0 0.0 261.369 300.578" svg:d="M 15679.750 3167.895 C 15679.750 3183.077 15681.292 3197.095 15684.374 3209.954 C 15687.638 3222.635 15692.533 3233.619 15699.061 3242.905 C 15705.769 3252.016 15714.291 3259.159 15724.627 3264.337 C 15734.962 3269.339 15747.382 3271.840 15761.887 3271.840 C 15783.101 3271.840 15800.054 3267.641 15812.747 3259.248 C 15825.620 3250.855 15834.323 3240.228 15838.857 3227.369 L 15881.829 3239.425 C 15878.746 3247.461 15874.394 3255.586 15868.774 3263.801 C 15863.334 3271.840 15855.991 3279.161 15846.744 3285.768 C 15837.496 3292.199 15825.892 3297.555 15811.931 3301.843 C 15798.151 3305.952 15781.469 3308.003 15761.887 3308.003 C 15718.371 3308.003 15685.190 3295.236 15662.344 3269.696 C 15639.679 3244.156 15628.347 3206.206 15628.347 3155.840 C 15628.347 3128.695 15631.792 3105.745 15638.682 3086.990 C 15645.572 3068.060 15655.001 3052.699 15666.968 3040.912 C 15678.935 3029.127 15692.896 3020.642 15708.852 3015.464 C 15724.808 3010.105 15741.852 3007.428 15759.983 3007.425 C 15784.642 3007.428 15805.222 3011.355 15821.722 3019.213 C 15838.403 3027.073 15851.730 3037.967 15861.703 3051.896 C 15871.856 3065.648 15879.018 3081.902 15883.189 3100.654 C 15887.540 3119.405 15889.716 3139.678 15889.716 3161.467 L 15889.716 3167.895 L 15679.750 3167.895 L 15679.750 3167.895 M 15839.128 3130.925 C 15836.408 3100.386 15828.521 3078.150 15815.466 3064.219 C 15802.411 3050.112 15783.645 3043.056 15759.168 3043.056 C 15751.008 3043.056 15742.395 3044.395 15733.330 3047.075 C 15724.445 3049.576 15716.195 3054.129 15708.580 3060.738 C 15700.964 3067.345 15694.528 3076.364 15689.270 3087.794 C 15684.011 3099.046 15681.020 3113.424 15680.295 3130.925 L 15839.128 3130.925 L 15839.128 3130.925 ">
              <!-- 34 nodes -->
            </draw:path>
            <draw:path id="path7421" draw:style-name="style0" draw:layer="layout" svg:x="8.278cm" svg:y="1.503cm" svg:width="0.263cm" svg:height="0.300cm" svg:viewBox="0.0 0.0 263.001 300.578" svg:d="M 16819.874 3157.448 C 16819.874 3208.168 16808.542 3245.942 16785.877 3270.768 C 16763.212 3295.593 16730.303 3308.003 16687.150 3308.003 C 16666.661 3308.003 16648.348 3304.969 16632.211 3298.895 C 16616.073 3292.824 16602.384 3283.538 16591.142 3271.036 C 16580.082 3258.534 16571.560 3242.905 16565.576 3224.153 C 16559.774 3205.223 16556.873 3182.988 16556.873 3157.448 C 16556.873 3057.434 16600.843 3007.428 16688.782 3007.425 C 16711.628 3007.428 16731.300 3010.551 16747.800 3016.804 C 16764.482 3023.053 16778.080 3032.429 16788.597 3044.931 C 16799.294 3057.434 16807.182 3073.062 16812.259 3091.814 C 16817.336 3110.565 16819.874 3132.443 16819.874 3157.448 L 16819.874 3157.448 M 16768.471 3157.448 C 16768.470 3134.944 16766.657 3116.371 16763.031 3101.725 C 16759.586 3087.080 16754.418 3075.381 16747.528 3066.631 C 16740.820 3057.880 16732.570 3051.809 16722.779 3048.415 C 16712.987 3044.842 16701.927 3043.056 16689.598 3043.056 C 16677.087 3043.056 16665.754 3044.931 16655.601 3048.683 C 16645.628 3052.253 16637.106 3058.505 16630.035 3067.435 C 16622.963 3076.185 16617.524 3087.883 16613.716 3102.529 C 16610.090 3117.175 16608.277 3135.480 16608.277 3157.448 C 16608.277 3179.951 16610.272 3198.613 16614.260 3213.438 C 16618.249 3228.084 16623.689 3239.782 16630.579 3248.532 C 16637.650 3257.283 16645.900 3263.443 16655.329 3267.016 C 16664.938 3270.589 16675.364 3272.376 16686.606 3272.376 C 16699.117 3272.376 16710.449 3270.678 16720.603 3267.284 C 16730.757 3263.711 16739.369 3257.551 16746.441 3248.800 C 16753.512 3240.050 16758.951 3228.262 16762.759 3213.438 C 16766.567 3198.613 16768.470 3179.951 16768.471 3157.448 L 16768.471 3157.448 ">
              <!-- 31 nodes -->
            </draw:path>
            <draw:path id="path7423" draw:style-name="style0" draw:layer="layout" svg:x="8.572cm" svg:y="1.401cm" svg:width="0.147cm" svg:height="0.397cm" svg:viewBox="0.0 0.0 147.683 397.019" svg:d="M 17236.270 2946.082 L 17236.270 3200.849 L 17187.314 3200.849 L 17187.314 2946.082 L 17145.974 2946.082 L 17145.974 2910.987 L 17187.314 2910.987 L 17187.314 2878.304 C 17187.314 2867.767 17188.312 2858.034 17190.307 2849.101 C 17192.302 2839.994 17195.927 2832.136 17201.186 2825.529 C 17206.625 2818.741 17213.968 2813.474 17223.216 2809.722 C 17232.463 2805.795 17244.430 2803.830 17259.117 2803.830 C 17264.918 2803.830 17270.902 2804.128 17277.067 2804.634 C 17283.413 2805.170 17288.943 2805.974 17293.657 2807.046 L 17293.657 2843.748 C 17290.575 2843.212 17286.949 2842.765 17282.778 2842.408 C 17278.789 2841.872 17275.163 2841.604 17271.899 2841.604 C 17264.647 2841.604 17258.663 2842.587 17253.949 2844.552 C 17249.416 2846.517 17245.789 2849.375 17243.070 2853.124 C 17240.531 2856.697 17238.718 2861.163 17237.630 2866.519 C 17236.724 2871.879 17236.270 2878.039 17236.270 2885.003 L 17236.270 2910.990 L 17293.657 2910.990 L 17293.657 2946.084 L 17236.270 2946.084 L 17236.270 2946.082 ">
              <!-- 26 nodes -->
            </draw:path>
            <draw:path id="path7425" draw:style-name="style0" draw:layer="layout" svg:x="8.919cm" svg:y="1.421cm" svg:width="0.301cm" svg:height="0.377cm" svg:viewBox="0.0 0.0 301.893 377.463" svg:d="M 17839.513 3220.405 L 17839.513 2842.941 L 18130.255 2842.941 L 18130.255 2884.732 L 17891.460 2884.732 L 17891.460 3005.820 L 18113.937 3005.820 L 18113.937 3047.075 L 17891.460 3047.075 L 17891.460 3178.614 L 18141.406 3178.614 L 18141.406 3220.405 L 17839.513 3220.405 L 17839.513 3220.405 ">
              <!-- 14 nodes -->
            </draw:path>
            <draw:path id="path7427" draw:style-name="style0" draw:layer="layout" svg:x="9.282cm" svg:y="1.509cm" svg:width="0.236cm" svg:height="0.295cm" svg:viewBox="0.0 0.0 236.620 295.218" svg:d="M 18613.830 3018.144 L 18613.830 3201.918 C 18613.830 3216.028 18614.827 3227.816 18616.822 3237.281 C 18618.999 3246.746 18622.443 3254.428 18627.157 3260.320 C 18631.871 3266.037 18638.036 3270.142 18645.652 3272.643 C 18653.448 3274.966 18663.058 3276.127 18674.481 3276.127 C 18686.085 3276.127 18696.511 3274.162 18705.759 3270.232 C 18715.187 3266.126 18723.165 3260.320 18729.692 3252.820 C 18736.401 3245.141 18741.569 3235.762 18745.195 3224.689 C 18748.821 3213.438 18750.634 3200.581 18750.635 3186.114 L 18750.635 3018.144 L 18799.590 3018.144 L 18799.590 3246.121 C 18799.590 3252.195 18799.590 3258.623 18799.590 3265.411 C 18799.772 3272.018 18799.953 3278.360 18800.135 3284.431 C 18800.316 3290.326 18800.497 3295.415 18800.679 3299.702 C 18800.860 3303.987 18801.041 3306.756 18801.223 3308.006 L 18754.987 3308.006 C 18754.806 3307.113 18754.624 3304.701 18754.443 3300.774 C 18754.261 3296.844 18753.989 3292.378 18753.627 3287.379 C 18753.445 3282.198 18753.264 3277.020 18753.083 3271.840 C 18752.901 3266.483 18752.810 3262.017 18752.810 3258.444 L 18751.994 3258.444 C 18747.280 3266.841 18742.112 3274.430 18736.491 3281.215 C 18730.871 3288.004 18724.343 3293.807 18716.909 3298.630 C 18709.475 3303.272 18700.953 3306.845 18691.343 3309.346 C 18681.734 3312.026 18670.583 3313.363 18657.891 3313.363 C 18641.572 3313.363 18627.520 3311.397 18615.734 3307.470 C 18603.948 3303.540 18594.248 3297.469 18586.633 3289.254 C 18579.017 3281.037 18573.396 3270.500 18569.770 3257.640 C 18566.325 3244.784 18564.603 3229.334 18564.603 3211.297 L 18564.603 3018.144 L 18613.830 3018.144 L 18613.830 3018.144 ">
              <!-- 34 nodes -->
            </draw:path>
            <draw:path id="path7429" draw:style-name="style0" draw:layer="layout" svg:x="9.593cm" svg:y="1.503cm" svg:width="0.139cm" svg:height="0.295cm" svg:viewBox="0.0 0.0 139.252 295.221" svg:d="M 19187.970 3302.647 L 19187.970 3080.294 C 19187.970 3074.223 19187.880 3068.060 19187.698 3061.810 C 19187.698 3055.379 19187.608 3049.219 19187.426 3043.324 C 19187.245 3037.431 19187.064 3031.893 19186.882 3026.716 C 19186.701 3021.535 19186.519 3016.893 19186.338 3012.784 L 19232.574 3012.784 C 19232.755 3016.893 19232.937 3021.624 19233.118 3026.984 C 19233.481 3032.161 19233.753 3037.521 19233.934 3043.056 C 19234.297 3048.594 19234.478 3053.950 19234.478 3059.131 C 19234.660 3064.130 19234.750 3068.417 19234.750 3071.990 L 19235.839 3071.990 C 19239.284 3060.917 19242.910 3051.363 19246.718 3043.324 C 19250.707 3035.109 19255.330 3028.413 19260.588 3023.232 C 19265.846 3017.876 19272.102 3013.946 19279.355 3011.445 C 19286.607 3008.765 19295.401 3007.428 19305.736 3007.425 C 19309.725 3007.428 19313.533 3007.782 19317.159 3008.497 C 19320.786 3009.033 19323.596 3009.569 19325.591 3010.105 L 19325.591 3054.307 C 19322.327 3053.414 19318.519 3052.789 19314.168 3052.432 C 19309.816 3051.896 19304.921 3051.628 19299.481 3051.628 C 19288.239 3051.631 19278.629 3054.129 19270.651 3059.131 C 19262.855 3064.130 19256.418 3071.097 19251.341 3080.026 C 19246.445 3088.777 19242.819 3099.314 19240.462 3111.637 C 19238.104 3123.782 19236.926 3137.088 19236.926 3151.552 L 19236.926 3302.647 L 19187.971 3302.647 L 19187.970 3302.647 ">
              <!-- 28 nodes -->
            </draw:path>
            <draw:path id="path7431" draw:style-name="style0" draw:layer="layout" svg:x="9.765cm" svg:y="1.503cm" svg:width="0.263cm" svg:height="0.300cm" svg:viewBox="0.0 0.0 263.000 300.578" svg:d="M 19794.206 3157.448 C 19794.206 3208.168 19782.873 3245.942 19760.209 3270.768 C 19737.544 3295.593 19704.635 3308.003 19661.482 3308.003 C 19640.993 3308.003 19622.680 3304.969 19606.543 3298.895 C 19590.405 3292.824 19576.716 3283.538 19565.474 3271.036 C 19554.414 3258.534 19545.892 3242.905 19539.908 3224.153 C 19534.106 3205.223 19531.205 3182.988 19531.205 3157.448 C 19531.205 3057.434 19575.175 3007.428 19663.114 3007.425 C 19685.959 3007.428 19705.632 3010.551 19722.133 3016.804 C 19738.813 3023.053 19752.412 3032.429 19762.929 3044.931 C 19773.627 3057.434 19781.514 3073.062 19786.591 3091.814 C 19791.668 3110.565 19794.206 3132.443 19794.206 3157.448 L 19794.206 3157.448 M 19742.803 3157.448 C 19742.802 3134.944 19740.989 3116.371 19737.363 3101.725 C 19733.918 3087.080 19728.750 3075.381 19721.860 3066.631 C 19715.151 3057.880 19706.902 3051.809 19697.111 3048.415 C 19687.319 3044.842 19676.259 3043.056 19663.929 3043.056 C 19651.419 3043.056 19640.086 3044.931 19629.932 3048.683 C 19619.960 3052.253 19611.438 3058.505 19604.367 3067.435 C 19597.295 3076.185 19591.856 3087.883 19588.048 3102.529 C 19584.422 3117.175 19582.609 3135.480 19582.609 3157.448 C 19582.609 3179.951 19584.604 3198.613 19588.592 3213.438 C 19592.581 3228.084 19598.021 3239.782 19604.911 3248.532 C 19611.982 3257.283 19620.232 3263.443 19629.661 3267.016 C 19639.270 3270.589 19649.696 3272.376 19660.938 3272.376 C 19673.448 3272.376 19684.781 3270.678 19694.935 3267.284 C 19705.088 3263.711 19713.701 3257.551 19720.773 3248.800 C 19727.844 3240.050 19733.283 3228.262 19737.091 3213.438 C 19740.899 3198.613 19742.802 3179.951 19742.803 3157.448 L 19742.803 3157.448 ">
              <!-- 31 nodes -->
            </draw:path>
            <draw:path id="path7433" draw:style-name="style0" draw:layer="layout" svg:x="10.088cm" svg:y="1.503cm" svg:width="0.250cm" svg:height="0.408cm" svg:viewBox="0.0 0.0 250.491 408.809" svg:d="M 20426.822 3156.644 C 20426.822 3178.611 20425.009 3198.881 20421.383 3217.457 C 20417.756 3236.030 20411.682 3252.016 20403.160 3265.408 C 20394.819 3278.804 20383.668 3289.341 20369.707 3297.020 C 20355.927 3304.523 20338.883 3308.271 20318.576 3308.271 C 20297.543 3308.271 20279.139 3304.344 20263.365 3296.487 C 20247.590 3288.626 20235.532 3275.767 20227.192 3257.908 L 20225.831 3257.908 C 20226.013 3258.266 20226.104 3259.873 20226.104 3262.732 C 20226.285 3265.590 20226.376 3269.160 20226.376 3273.447 C 20226.557 3277.732 20226.648 3282.555 20226.648 3287.912 C 20226.829 3293.092 20226.920 3298.270 20226.920 3303.451 L 20226.920 3416.771 L 20177.964 3416.771 L 20177.964 3072.258 C 20177.964 3065.291 20177.873 3058.595 20177.692 3052.164 C 20177.692 3045.735 20177.601 3039.932 20177.420 3034.752 C 20177.238 3029.395 20177.057 3024.840 20176.876 3021.088 C 20176.694 3017.340 20176.513 3014.660 20176.332 3013.052 L 20223.655 3013.052 C 20223.837 3013.588 20224.018 3015.464 20224.199 3018.677 C 20224.562 3021.892 20224.834 3025.822 20225.016 3030.464 C 20225.378 3034.930 20225.650 3039.754 20225.832 3044.931 C 20226.195 3050.112 20226.376 3055.022 20226.376 3059.667 L 20227.464 3059.667 C 20231.997 3050.380 20237.164 3042.520 20242.967 3036.091 C 20248.769 3029.485 20255.387 3024.125 20262.821 3020.016 C 20270.255 3015.732 20278.505 3012.695 20287.571 3010.909 C 20296.818 3008.943 20307.153 3007.961 20318.576 3007.961 C 20338.883 3007.961 20355.927 3011.534 20369.708 3018.677 C 20383.669 3025.822 20394.820 3035.913 20403.161 3048.951 C 20411.682 3061.810 20417.756 3077.436 20421.383 3095.833 C 20425.009 3114.049 20426.822 3134.319 20426.823 3156.644 L 20426.822 3156.644 M 20375.419 3157.716 C 20375.419 3139.857 20374.331 3123.961 20372.155 3110.029 C 20369.979 3096.101 20366.171 3084.314 20360.732 3074.667 C 20355.474 3065.023 20348.402 3057.702 20339.518 3052.699 C 20330.633 3047.700 20319.482 3045.199 20306.065 3045.199 C 20295.186 3045.199 20284.941 3046.718 20275.332 3049.755 C 20265.722 3052.789 20257.291 3058.595 20250.038 3067.167 C 20242.967 3075.739 20237.346 3087.616 20233.176 3102.797 C 20229.005 3117.800 20226.920 3137.356 20226.920 3161.467 C 20226.920 3182.005 20228.643 3199.417 20232.088 3213.706 C 20235.532 3227.816 20240.519 3239.246 20247.046 3247.997 C 20253.755 3256.747 20262.005 3263.089 20271.796 3267.016 C 20281.587 3270.768 20292.829 3272.643 20305.521 3272.643 C 20319.120 3272.643 20330.361 3270.053 20339.246 3264.872 C 20348.312 3259.695 20355.474 3252.195 20360.732 3242.369 C 20366.171 3232.547 20369.979 3220.581 20372.155 3206.474 C 20374.332 3192.185 20375.419 3175.931 20375.419 3157.716 L 20375.419 3157.716 ">
              <!-- 52 nodes -->
            </draw:path>
            <draw:path id="path7435" draw:style-name="style0" draw:layer="layout" svg:x="10.385cm" svg:y="1.503cm" svg:width="0.261cm" svg:height="0.300cm" svg:viewBox="0.0 0.0 261.369 300.578" svg:d="M 20823.364 3167.895 C 20823.364 3183.077 20824.906 3197.095 20827.988 3209.954 C 20831.251 3222.635 20836.147 3233.619 20842.675 3242.905 C 20849.383 3252.016 20857.905 3259.159 20868.240 3264.337 C 20878.575 3269.339 20890.995 3271.840 20905.501 3271.840 C 20926.715 3271.840 20943.668 3267.641 20956.361 3259.248 C 20969.234 3250.855 20977.937 3240.228 20982.470 3227.369 L 21025.443 3239.425 C 21022.360 3247.461 21018.008 3255.586 21012.388 3263.801 C 21006.948 3271.840 20999.605 3279.161 20990.358 3285.768 C 20981.110 3292.199 20969.506 3297.555 20955.545 3301.843 C 20941.764 3305.952 20925.083 3308.003 20905.501 3308.003 C 20861.985 3308.003 20828.804 3295.236 20805.958 3269.696 C 20783.293 3244.156 20771.961 3206.206 20771.961 3155.840 C 20771.961 3128.695 20775.406 3105.745 20782.296 3086.990 C 20789.186 3068.060 20798.614 3052.699 20810.581 3040.912 C 20822.548 3029.127 20836.510 3020.642 20852.466 3015.464 C 20868.421 3010.105 20885.465 3007.428 20903.597 3007.425 C 20928.256 3007.428 20948.836 3011.355 20965.336 3019.213 C 20982.017 3027.073 20995.344 3037.967 21005.316 3051.896 C 21015.470 3065.648 21022.632 3081.902 21026.802 3100.654 C 21031.154 3119.405 21033.329 3139.678 21033.330 3161.467 L 21033.330 3167.895 L 20823.364 3167.895 L 20823.364 3167.895 M 20982.742 3130.925 C 20980.022 3100.386 20972.135 3078.150 20959.080 3064.219 C 20946.025 3050.112 20927.259 3043.056 20902.781 3043.056 C 20894.622 3043.056 20886.009 3044.395 20876.943 3047.075 C 20868.059 3049.576 20859.809 3054.129 20852.194 3060.738 C 20844.578 3067.345 20838.141 3076.364 20832.883 3087.794 C 20827.625 3099.046 20824.633 3113.424 20823.908 3130.925 L 20982.742 3130.925 L 20982.742 3130.925 ">
              <!-- 34 nodes -->
            </draw:path>
          </draw:g>
          <!-- id="text7047" -->
          <draw:g id="text7051">
            <draw:path id="path7372" draw:style-name="style0" draw:layer="layout" svg:x="2.489cm" svg:y="0.001cm" svg:width="1.320cm" svg:height="1.295cm" svg:viewBox="0.0 0.0 1320.309 1295.204" svg:d="M 6057.306 1298.913 L 6057.306 513.884 C 6057.305 482.632 6057.612 450.457 6058.228 417.366 C 6059.457 384.272 6060.686 353.939 6061.916 326.360 C 6063.758 293.882 6065.296 262.321 6066.526 231.679 C 6053.617 280.093 6041.324 326.054 6029.646 369.564 C 6024.727 387.950 6019.503 406.948 6013.972 426.556 C 6008.439 446.168 6002.907 465.165 5997.376 483.548 C 5992.458 501.935 5987.540 519.093 5982.624 535.026 C 5977.705 550.962 5973.403 564.750 5969.716 576.394 L 5735.527 1298.913 L 5541.906 1298.913 L 5307.717 576.394 C 5304.028 564.750 5299.726 550.962 5294.809 535.026 C 5290.506 519.093 5285.588 501.935 5280.057 483.548 C 5275.139 465.165 5269.914 446.168 5264.383 426.556 C 5258.850 406.948 5253.318 387.950 5247.787 369.564 C 5235.493 326.054 5222.585 280.093 5209.062 231.679 C 5210.906 267.224 5212.750 302.155 5214.594 336.473 C 5215.823 365.888 5217.053 396.835 5218.282 429.315 C 5219.511 461.795 5220.126 489.986 5220.126 513.884 L 5220.126 1298.913 L 4978.561 1298.913 L 4978.561 3.708 L 5342.753 3.708 L 5575.098 728.068 C 5581.244 747.065 5587.698 770.352 5594.460 797.929 C 5601.835 825.505 5608.904 852.165 5615.666 877.902 C 5623.041 907.932 5631.032 939.184 5639.638 971.664 C 5648.243 939.798 5656.541 909.157 5664.532 879.742 C 5668.219 866.873 5671.907 853.696 5675.596 840.213 C 5679.284 826.733 5682.972 813.556 5686.660 800.687 C 5690.348 787.819 5694.036 775.561 5697.725 763.918 C 5701.412 752.274 5704.792 741.856 5707.867 732.663 L 5936.524 3.708 L 6298.871 3.708 L 6298.871 1298.913 L 6057.306 1298.913 L 6057.306 1298.913 ">
              <!-- 39 nodes -->
            </draw:path>
            <draw:path id="path7374" draw:style-name="style0" draw:layer="layout" svg:x="3.984cm" svg:y="0.001cm" svg:width="1.266cm" svg:height="1.295cm" svg:viewBox="0.0 0.0 1266.833 1295.204" svg:d="M 8967.150 1298.913 L 8851.900 967.989 L 8356.784 967.989 L 8241.533 1298.913 L 7969.542 1298.913 L 8443.452 3.708 L 8764.310 3.708 L 9236.376 1298.913 L 8967.150 1298.913 L 8967.150 1298.913 M 8662.889 391.626 C 8655.512 370.178 8648.136 348.730 8640.761 327.280 C 8633.999 305.219 8627.852 285.302 8622.321 267.529 C 8617.403 249.146 8613.100 234.131 8609.413 222.487 C 8606.339 210.844 8604.495 204.409 8603.881 203.182 C 8603.265 205.022 8601.420 211.763 8598.349 223.406 C 8595.275 235.051 8590.972 249.758 8585.441 267.529 C 8580.523 285.302 8574.376 305.219 8567.000 327.280 C 8560.239 348.730 8553.170 370.178 8545.795 391.626 L 8417.636 763.918 L 8791.048 763.918 L 8662.889 391.626 L 8662.889 391.626 ">
              <!-- 23 nodes -->
            </draw:path>
            <draw:path id="path7376" draw:style-name="style0" draw:layer="layout" svg:x="5.428cm" svg:y="0.001cm" svg:width="1.068cm" svg:height="1.295cm" svg:viewBox="0.0 0.0 1068.602 1295.204" svg:d="M 11925.862 413.688 C 11925.861 469.455 11916.334 523.386 11897.280 575.474 C 11878.839 626.952 11850.257 672.606 11811.534 712.440 C 11772.808 752.274 11723.635 784.140 11664.013 808.041 C 11604.389 831.328 11533.702 842.972 11451.952 842.972 L 11129.251 842.972 L 11129.251 1298.913 L 10857.259 1298.913 L 10857.259 3.708 L 11440.888 3.708 C 11523.868 3.710 11595.784 13.821 11656.637 34.043 C 11717.488 53.655 11767.891 81.538 11807.846 117.693 C 11847.798 153.851 11877.302 197.056 11896.358 247.306 C 11916.026 297.559 11925.861 353.020 11925.862 413.688 L 11925.862 413.688 M 11652.027 418.283 C 11652.026 351.486 11631.742 300.929 11591.175 266.610 C 11551.220 231.680 11490.983 214.215 11410.462 214.213 L 11129.251 214.213 L 11129.251 634.306 L 11417.838 634.306 C 11458.405 634.306 11493.134 629.097 11522.025 618.678 C 11551.528 608.260 11575.807 593.552 11594.863 574.555 C 11614.531 555.557 11628.976 532.884 11638.197 506.530 C 11647.416 479.567 11652.026 450.152 11652.027 418.283 L 11652.027 418.283 ">
              <!-- 26 nodes -->
            </draw:path>
            <draw:path id="path7378" draw:style-name="style0" draw:layer="layout" svg:x="6.682cm" svg:y="0.001cm" svg:width="0.878cm" svg:height="1.295cm" svg:viewBox="0.0 0.0 878.670 1295.204" svg:d="M 13365.110 1298.913 L 13365.110 1106.791 L 13686.890 1106.791 L 13686.890 223.406 L 13375.252 417.366 L 13375.252 214.213 L 13700.720 3.708 L 13945.973 3.708 L 13945.973 1106.791 L 14243.780 1106.791 L 14243.780 1298.913 L 13365.110 1298.913 L 13365.110 1298.913 ">
              <!-- 13 nodes -->
            </draw:path>
            <draw:path id="path7380" draw:style-name="style0" draw:layer="layout" svg:x="7.742cm" svg:y="1.016cm" svg:width="0.266cm" svg:height="0.280cm" svg:viewBox="0.0 0.0 266.459 280.366" svg:d="M 15485.720 2313.751 L 15485.720 2033.385 L 15752.179 2033.385 L 15752.179 2313.751 L 15485.720 2313.751 L 15485.720 2313.751 ">
              <!-- 6 nodes -->
            </draw:path>
            <draw:path id="path7382" draw:style-name="style0" draw:layer="layout" svg:x="8.264cm" svg:y="0.001cm" svg:width="1.059cm" svg:height="1.295cm" svg:viewBox="0.0 0.0 1059.382 1295.204" svg:d="M 16529.429 1298.913 L 16529.429 3.708 L 17551.009 3.708 L 17551.009 213.294 L 16801.420 213.294 L 16801.420 538.704 L 17494.767 538.704 L 17494.767 748.290 L 16801.420 748.290 L 16801.420 1089.327 L 17588.811 1089.327 L 17588.811 1298.913 L 16529.429 1298.913 L 16529.429 1298.913 ">
              <!-- 14 nodes -->
            </draw:path>
            <draw:path id="path7384" draw:style-name="style0" draw:layer="layout" svg:x="9.513cm" svg:y="0.001cm" svg:width="1.134cm" svg:height="1.313cm" svg:viewBox="0.0 0.0 1134.987 1313.588" svg:d="M 19579.418 1317.296 C 19498.281 1317.296 19423.906 1307.798 19356.293 1288.800 C 19288.679 1269.192 19230.285 1239.162 19181.112 1198.717 C 19132.553 1157.657 19094.444 1105.260 19066.784 1041.525 C 19039.738 977.793 19026.215 901.803 19026.215 813.556 L 19026.215 3.708 L 19298.207 3.708 L 19298.207 792.414 C 19298.206 846.956 19304.968 894.144 19318.491 933.975 C 19332.013 973.198 19351.375 1005.675 19376.577 1031.415 C 19401.778 1056.542 19432.204 1075.233 19467.856 1087.488 C 19503.506 1099.132 19543.152 1104.955 19586.794 1104.955 C 19631.050 1104.955 19671.618 1098.826 19708.499 1086.568 C 19745.993 1073.700 19777.956 1054.088 19804.387 1027.737 C 19831.432 1001.386 19852.330 967.989 19867.083 927.541 C 19881.834 887.095 19889.211 838.988 19889.211 783.221 L 19889.211 3.708 L 20161.203 3.708 L 20161.203 799.768 C 20161.202 888.626 20146.757 965.535 20117.868 1030.496 C 20088.978 1095.456 20048.717 1149.384 19997.086 1192.282 C 19945.453 1234.567 19883.986 1266.127 19812.685 1286.964 C 19741.997 1307.187 19664.242 1317.296 19579.418 1317.296 L 19579.418 1317.296 ">
              <!-- 24 nodes -->
            </draw:path>
          </draw:g>
          <!-- id="text7051" -->
          <draw:path id="path4012" draw:style-name="style1" draw:layer="layout" svg:x="-.000cm" svg:y="0.000cm" svg:width="1.920cm" svg:height="1.922cm" svg:viewBox="0.0 0.0 1920.096 1922.245" svg:d="M 320.016 2.156 C 160.008 2.156 0.000 162.165 0.000 322.173 L 0.000 1920.111 L 1600.080 1922.271 C 1760.088 1922.265 1920.096 1762.257 1920.096 1602.249 L 1920.096 0.000 L 320.016 2.156 Z">
            <!-- 7 nodes -->
          </draw:path>
          <draw:path id="path4522" draw:style-name="style2" draw:layer="layout" svg:x="-.000cm" svg:y="0.000cm" svg:width="1.920cm" svg:height="1.920cm" svg:viewBox="0.0 0.0 1920.096 1920.098" svg:d="M 0.000 1440.071 C 0.000 1440.071 240.012 1440.071 480.024 1200.059 C 720.036 960.047 720.036 480.023 960.048 240.012 C 1200.060 0.000 1440.072 0.000 1440.072 0.000 L 1920.096 0.000 L 1920.096 480.023 C 1920.096 480.023 1680.084 480.023 1440.072 720.035 C 1200.060 960.047 1200.060 1440.071 960.048 1680.083 C 720.036 1920.098 480.024 1920.098 480.024 1920.098 L 0.000 1920.098 L 0.000 1440.071 L 0.000 1440.071 ">
            <!-- 12 nodes -->
          </draw:path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Tue Mar 12 23:53:27 201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999999" draw:fill-opacity="100,000%" draw:stroke="none"/>
    </style:style>
    <style:style style:name="style1" style:family="graphic" style:parent-style-name="standard">
      <style:graphic-properties draw:fill="solid" draw:fill-color="#77aa33" draw:fill-opacity="100,000%" draw:stroke="none"/>
    </style:style>
    <style:style style:name="style2" style:family="graphic" style:parent-style-name="standard">
      <style:graphic-properties draw:fill="solid" draw:fill-color="#ffffff" draw:fill-opacity="100,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Tue Mar 12 23:53:28 201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